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1">th</text:span> July</text:p>
          </table:table-cell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6<text:span text:style-name="T1">th </text:span>- 28<text:span text:style-name="T1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Write results discussion of 'model_predictions' for 'altdirs'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Write results discussion of remaining 'model_prediction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8<text:span text:style-name="T1">th</text:span> July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8<text:span text:style-name="T1">th</text:span> July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28<text:span text:style-name="T1">th</text:span> July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>
            <text:p>Download new Google sheet and modify 'mat_act_div.py' to use this instead of previous one (reference file names of sheet not subject name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Repeat experiment set 5 but with output type of 'overall' instead of 'indiv'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dd optional arg to 'mat_act_div.py' to create source files with single acts but concatenated together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odify 'RNN.py' and 'model_predictor.py' to use 'single_acts_concat'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'D11 (left out)' and 'D3 (left out)' on models built from 'single_acts_concat'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dd optional arg to 'ft_sel_red' to reduce dimensions on whole dataset, rather than on file by file basi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odify 'RNN.py' and 'model_predictor.py' to use this differently feature-reduced datase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'D11 (left out)' and 'D3 (left out)' on models built from differently feature-reduced dataset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Experiment w/ 'alt_dirs' with files trained on natural movement and predicting NSAA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eat single-act model predictions for 'D3' as was done for 'D11'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function that reads 'model_predictions.csv' with given arguments to select certain subsets of rows (e.g. altdirs, allmatfiles on NSAA/6min) and return certain good line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28/07/2019</text:date>, <text:time>03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28T03:07:50.59</dc:date>
    <meta:editing-duration>P7DT3H33M57S</meta:editing-duration>
    <meta:editing-cycles>471</meta:editing-cycles>
    <meta:generator>OpenOffice/4.1.5$Win32 OpenOffice.org_project/415m1$Build-9789</meta:generator>
    <meta:document-statistic meta:table-count="3" meta:cell-count="737" meta:object-count="0"/>
  </office:meta>
</office:document-meta>
</file>